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6370529119338642365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ge to allow for a hierarchy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77583143417320881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2047539528137596985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  <text:list-item>
          <text:p text:style-name="P3">Shadowing</text:p>
          <text:list>
            <text:list-item>
              <text:list>
                <text:list-item>
                  <text:p text:style-name="P3">occurs when variable in different scopes have the same name</text:p>
                </text:list-item>
                <text:list-item>
                  <text:p text:style-name="P3">when the shadowed variable is called, it goes to the inner most scope unless otherwise specified through super, or this modifiers</text:p>
                </text:list-item>
              </text:list>
            </text:list-item>
          </text:list>
        </text:list-item>
        <text:list-item>
          <text:p text:style-name="P3">Final keyword<text:tab/></text:p>
          <text:list>
            <text:list-item>
              <text:p text:style-name="P3">applicable to methods, variables, and classes</text:p>
              <text:list>
                <text:list-item>
                  <text:p text:style-name="P3">final variables – cannot be changed</text:p>
                </text:list-item>
                <text:list-item>
                  <text:p text:style-name="P3">final methods – cannot over-ride</text:p>
                </text:list-item>
                <text:list-item>
                  <text:p text:style-name="P3">final class – cannot extend</text:p>
                </text:list-item>
              </text:list>
            </text:list-item>
          </text:list>
        </text:list-item>
        <text:list-item>
          <text:p text:style-name="P3">Strings </text:p>
          <text:list>
            <text:list-item>
              <text:list>
                <text:list-item>
                  <text:p text:style-name="P3"><text:s/>array of characters</text:p>
                </text:list-item>
              </text:list>
            </text:list-item>
            <text:list-item>
              <text:p text:style-name="P3">String class is final</text:p>
            </text:list-item>
            <text:list-item>
              <text:p text:style-name="P3">the array is also final</text:p>
            </text:list-item>
            <text:list-item>
              <text:p text:style-name="P3">Strings in Java are immutable</text:p>
              <text:list>
                <text:list-item>
                  <text:p text:style-name="P3">to prevent data loss between shared reference locations. Should the string literal be changed, any other variables using that space now is garbage collected via null pointers.</text:p>
                </text:list-item>
              </text:list>
            </text:list-item>
          </text:list>
        </text:list-item>
        <text:list-item>
          <text:p text:style-name="P3">Data Structure</text:p>
          <text:list>
            <text:list-item>
              <text:p text:style-name="P3">a collection of elements with predetermined behavior and methods</text:p>
            </text:list-item>
            <text:list-item>
              <text:p text:style-name="P3">model per entity w/fields</text:p>
            </text:list-item>
          </text:list>
        </text:list-item>
        <text:list-item>
          <text:p text:style-name="P3">Algorithm</text:p>
          <text:list>
            <text:list-item>
              <text:p text:style-name="P3">how the data structs are used/changed</text:p>
            </text:list-item>
          </text:list>
        </text:list-item>
        <text:list-item>
          <text:p text:style-name="P3">Service classes </text:p>
          <text:list>
            <text:list-item>
              <text:list>
                <text:list-item>
                  <text:p text:style-name="P3">used by 2 or more packages</text:p>
                </text:list-item>
              </text:list>
            </text:list-item>
          </text:list>
        </text:list-item>
        <text:list-item>
          <text:p text:style-name="P3">Helper classes</text:p>
          <text:list>
            <text:list-item>
              <text:list>
                <text:list-item>
                  <text:p text:style-name="P3">used by one package onl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5T11:45:12.95</dc:date>
    <meta:editing-duration>PT6H16M58S</meta:editing-duration>
    <meta:editing-cycles>22</meta:editing-cycles>
    <meta:generator>OpenOffice/4.1.3$Win32 OpenOffice.org_project/413m1$Build-9783</meta:generator>
    <meta:document-statistic meta:table-count="2" meta:image-count="0" meta:object-count="0" meta:page-count="4" meta:paragraph-count="188" meta:word-count="759" meta:character-count="3960"/>
  </office:meta>
</office:document-meta>
</file>